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608547700937363296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5431093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>Mon May 7, 2018 <text:span text:style-name="T1">4 miles</text:span> <text:s/></text:p>
      <text:p text:style-name="P7">I ran 4 miles with Olivia Hemlock on hilly roads and paths. <text:s/>We averaged about 10:25/mi</text:p>
      <text:p text:style-name="P7"/>
      <text:p text:style-name="P7"/>
      <text:list xml:id="list35449400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7T15:24:46.03</dc:date>
    <dc:creator>James Lombardi</dc:creator>
    <meta:editing-duration>P2DT23H30M11S</meta:editing-duration>
    <meta:editing-cycles>259</meta:editing-cycles>
    <meta:generator>OpenOffice/4.1.2$Win32 OpenOffice.org_project/412m3$Build-9782</meta:generator>
    <meta:document-statistic meta:table-count="0" meta:image-count="0" meta:object-count="0" meta:page-count="11" meta:paragraph-count="227" meta:word-count="2920" meta:character-count="14115"/>
  </office:meta>
</office:document-meta>
</file>